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70e67" officeooo:paragraph-rsid="00170e67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70e67" officeooo:paragraph-rsid="00170e67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70e67" officeooo:paragraph-rsid="00170e67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fo:font-weight="normal" officeooo:rsid="00170e67" officeooo:paragraph-rsid="00170e67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8c4ce" officeooo:paragraph-rsid="0018c4ce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U &amp; Automotive architectures</text:p>
      <text:p text:style-name="P2"/>
      <text:p text:style-name="P3">Order of magnitude: 2500 singals porcessed by up to 70 ECUs</text:p>
      <text:p text:style-name="P3"/>
      <text:p text:style-name="P5">ECU: <text:s/>Electronic control unit</text:p>
      <text:p text:style-name="P5"><text:tab/>usually a <text:s/>micro-controller very easy <text:s/>(e.g. AURIX) single core</text:p>
      <text:p text:style-name="P3"/>
      <text:p text:style-name="P5">Future-trend: a reduced number of ECU(s) but more powerful.</text:p>
      <text:p text:style-name="P5"/>
      <text:p text:style-name="P3"/>
      <text:p text:style-name="P2">references:</text:p>
      <text:list xml:id="list4882752999643106268" text:style-name="L1">
        <text:list-item>
          <text:p text:style-name="P4">Automotive Embedded System Handbook, Nicolas Navet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0T14:13:12.082105830</meta:creation-date>
    <dc:date>2020-11-20T14:31:03.133500754</dc:date>
    <meta:editing-duration>PT17M5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45" meta:character-count="303" meta:non-whitespace-character-count="262"/>
  </office:meta>
</office:document-meta>
</file>